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11"/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haracter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covered-table-cell table:style-name="ce6"/>
          <table:table-cell table:style-name="ce9" office:value-type="string" calcext:value-type="string">
            <text:p>Pattern</text:p>
          </table:table-cell>
          <table:table-cell table:style-name="ce8" office:value-type="string" calcext:value-type="string">
            <text:p>&lt;Empty&gt;</text:p>
          </table:table-cell>
          <table:table-cell table:style-name="ce8" office:value-type="string" calcext:value-type="string">
            <text:p>\d+</text:p>
          </table:table-cell>
          <table:table-cell table:style-name="ce8" office:value-type="string" calcext:value-type="string">
            <text:p>\.</text:p>
          </table:table-cell>
          <table:table-cell table:style-name="ce8" office:value-type="string" calcext:value-type="string">
            <text:p>(\.\d+)|(\d+\.\d*)</text:p>
          </table:table-cell>
          <table:table-cell table:style-name="ce8" office:value-type="string" calcext:value-type="string">
            <text:p>[_a-zA-Z]\w*</text:p>
          </table:table-cell>
          <table:table-cell table:style-name="ce8" office:value-type="string" calcext:value-type="string">
            <text:p>\/</text:p>
          </table:table-cell>
          <table:table-cell table:style-name="ce8" office:value-type="string" calcext:value-type="string">
            <text:p>\/[_a-zA-Z]\w*</text:p>
          </table:table-cell>
          <table:table-cell table:style-name="ce8" office:value-type="string" calcext:value-type="string">
            <text:p>\s+</text:p>
          </table:table-cell>
          <table:table-cell table:style-name="ce8" office:value-type="string" calcext:value-type="string">
            <text:p>\)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 table:number-columns-spanned="2" table:number-rows-spanned="1">
            <text:p>EOF</text:p>
          </table:table-cell>
          <table:covered-table-cell table:style-name="ce16"/>
          <table:table-cell table:style-name="ce17" office:value-type="string" calcext:value-type="string">
            <text:p>ret EOF;</text:p>
          </table:table-cell>
          <table:table-cell table:style-name="ce17" office:value-type="string" calcext:value-type="string">
            <text:p>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ret FLOAT;</text:p>
          </table:table-cell>
          <table:table-cell table:style-name="ce18" office:value-type="string" calcext:value-type="string">
            <text:p>ret IDENT;</text:p>
          </table:table-cell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ret COMMAND;</text:p>
          </table:table-cell>
          <table:table-cell table:style-name="ce18" office:value-type="string" calcext:value-type="string">
            <text:p>ret SPACES;</text:p>
          </table:table-cell>
          <table:table-cell table:style-name="ce18" office:value-type="string" calcext:value-type="string">
            <text:p>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n | \r</text:p>
          </table:table-cell>
          <table:covered-table-cell table:style-name="ce7"/>
          <table:table-cell table:style-name="ce18" office:value-type="string" calcext:value-type="string">
            <text:p>ret EOL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0-9]</text:p>
          </table:table-cell>
          <table:covered-table-cell table:style-name="ce7"/>
          <table:table-cell table:number-columns-repeated="2" table:style-name="ce18" office:value-type="string" calcext:value-type="string">
            <text:p>move 1;</text:p>
          </table:table-cell>
          <table:table-cell table:number-columns-repeated="2" table:style-name="ce18" office:value-type="string" calcext:value-type="string">
            <text:p>move 3;</text:p>
          </table:table-cell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.</text:p>
          </table:table-cell>
          <table:covered-table-cell table:style-name="ce7"/>
          <table:table-cell table:style-name="ce18" office:value-type="string" calcext:value-type="string">
            <text:p>move 2;</text:p>
          </table:table-cell>
          <table:table-cell table:style-name="ce18" office:value-type="string" calcext:value-type="string">
            <text:p>move 3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_a-zA-Z]</text:p>
          </table:table-cell>
          <table:covered-table-cell table:style-name="ce7"/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move 4;</text:p>
          </table:table-cell>
          <table:table-cell table:number-columns-repeated="2"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+\-\*\^\!\%</text:p>
          </table:table-cell>
          <table:covered-table-cell table:style-name="ce7"/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18" office:value-type="string" calcext:value-type="string">
            <text:p>move 5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,</text:p>
          </table:table-cell>
          <table:covered-table-cell table:style-name="ce7"/>
          <table:table-cell table:style-name="ce18" office:value-type="string" calcext:value-type="string">
            <text:p>ret COMMA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=</text:p>
          </table:table-cell>
          <table:covered-table-cell table:style-name="ce7"/>
          <table:table-cell table:style-name="ce18" office:value-type="string" calcext:value-type="string">
            <text:p>ret ASSIGN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\t\v\f ]</text:p>
          </table:table-cell>
          <table:covered-table-cell table:style-name="ce7"/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(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)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table:style-name="ce10" table:number-columns-repeated="7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Parsing table" table:style-name="ta1">
        <table:table-column table:style-name="co4" table:default-cell-style-name="ce22"/>
        <table:table-column table:style-name="co4" table:default-cell-style-name="ce26"/>
        <table:table-column table:style-name="co4" table:number-columns-repeated="17" table:default-cell-style-name="ce8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int</text:p>
          </table:table-cell>
          <table:table-cell table:style-name="ce24" office:value-type="string" calcext:value-type="string" table:number-columns-spanned="1" table:number-rows-spanned="2">
            <text:p>float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comma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8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table:number-columns-repeated="2" office:value-type="string" calcext:value-type="string">
            <text:p>push(ENDLINE);</text:p>
          </table:table-cell>
          <table:table-cell table:number-columns-repeated="2" office:value-type="string" calcext:value-type="string">
            <text:p>push(Expr); push(ENDLINE);</text:p>
          </table:table-cell>
          <table:table-cell office:value-type="string" calcext:value-type="string">
            <text:p>nextToken = readToken(); if (nextToken == ASSIGN) { #TokenToPostfix; curToken = nextToken; push(Expr); push(#AssignToPostfix); push(ENDLINE); } else { unread(nextToken); push(Expr); push(ENDLINE); }</text:p>
          </table:table-cell>
          <table:table-cell table:number-columns-repeated="2" office:value-type="string" calcext:value-type="string">
            <text:p>push(Expr); push(ENDLINE);</text:p>
          </table:table-cell>
          <table:table-cell table:style-name="ce33"/>
          <table:table-cell table:number-columns-repeated="6"/>
          <table:table-cell office:value-type="string" calcext:value-type="string">
            <text:p>push(Expr); push(ENDLINE);</text:p>
          </table:table-cell>
          <table:table-cell/>
          <table:table-cell office:value-type="string" calcext:value-type="string">
            <text:p>#TokenToPostfix; curToken = readToken(); push(ENDLINE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NDLINE</text:p>
          </table:table-cell>
          <table:covered-table-cell/>
          <table:table-cell table:number-columns-repeated="2" office:value-type="string" calcext:value-type="string">
            <text:p>pop();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5); push(ExprRest);</text:p>
          </table:table-cell>
          <table:table-cell table:number-columns-repeated="7"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5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PlusToPostfix); push(ExprRest);</text:p>
          </table:table-cell>
          <table:table-cell office:value-type="string" calcext:value-type="string">
            <text:p>curToken = readTokenInExpr(); push(ExprPriority5); push(#MinusToPostfix); push(ExprRest);</text:p>
          </table:table-cell>
          <table:table-cell table:number-columns-repeated="10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4); push(ExprPriority5Rest);</text:p>
          </table:table-cell>
          <table:table-cell table:number-columns-repeated="7"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7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8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 push(#PlusToPostfix);</text:p>
          </table:table-cell>
          <table:table-cell office:value-type="string" calcext:value-type="string">
            <text:p>curToken = readTokenInExpr(); push(ExprPriorty4); push(#MinusToPostfix);</text:p>
          </table:table-cell>
          <table:table-cell table:number-columns-repeated="7"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2); push(ExprPriority3Rest);</text:p>
          </table:table-cell>
          <table:table-cell table:number-columns-repeated="9"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1); push(ExprPriority2Rest);</text:p>
          </table:table-cell>
          <table:table-cell table:number-columns-repeated="9"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10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office:value-type="string" calcext:value-type="string">
            <text:p>curToken = readTokenInExpr(); push(#PercentToPostfix); push(ExprPriority2Rest);</text:p>
          </table:table-cell>
          <table:table-cell table:number-columns-repeated="5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TokenInExpr(); #TokenToPostfix;</text:p>
          </table:table-cell>
          <table:table-cell office:value-type="string" calcext:value-type="string">
            <text:p>curToken = readTokenInExpr(); #TokenToPostfix; push(FunctionCallOrEpsilon);</text:p>
          </table:table-cell>
          <table:table-cell table:number-columns-repeated="9"/>
          <table:table-cell office:value-type="string" calcext:value-type="string">
            <text:p>curToken = readTokenInExpr(); push(Expr); push(")"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FunctionCallOrEpsilon</text:p>
          </table:table-cell>
          <table:covered-table-cell/>
          <table:table-cell table:number-columns-repeated="14" office:value-type="string" calcext:value-type="string">
            <text:p>DoNothing();</text:p>
          </table:table-cell>
          <table:table-cell office:value-type="string" calcext:value-type="string">
            <text:p>curToken = readTokenInExpr(); if (curToken == ")") { curToken = readTokenInExpr(); #InvokeToPostfix } else { push(ActualArgumentsList); push(")"); push(#InvokeToPostfix); }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ctualArgumentsList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); push(#PutArgToPostfix); push(ActualArgumentsListRest);</text:p>
          </table:table-cell>
          <table:table-cell table:number-columns-repeated="7"/>
          <table:table-cell office:value-type="string" calcext:value-type="string">
            <text:p>push(Expr); push(#PutArgToPostfix); push(ActualArgumentsList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ActualArgumentsListRest</text:p>
          </table:table-cell>
          <table:covered-table-cell/>
          <table:table-cell table:number-columns-repeated="12" office:value-type="string" calcext:value-type="string">
            <text:p>DoNothing();</text:p>
          </table:table-cell>
          <table:table-cell office:value-type="string" calcext:value-type="string">
            <text:p>curToken = readTokenInExpr(); push(Expr); push(#PutArgToPostfix); push(ActualArgumentsListRest);</text:p>
          </table:table-cell>
          <table:table-cell table:number-columns-repeated="4" office:value-type="string" calcext:value-type="string">
            <text:p>DoNothing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.00.0000</text:date>, <text:time style:data-style-name="N2" text:time-value="10:27:29.2708294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7-29T21:49:59.202249081</dc:date>
    <meta:editing-duration>P2DT19H16M17S</meta:editing-duration>
    <meta:editing-cycles>56</meta:editing-cycles>
    <meta:generator>LibreOffice/6.4.7.2$Linux_X86_64 LibreOffice_project/40$Build-2</meta:generator>
    <meta:document-statistic meta:table-count="2" meta:cell-count="324" meta:object-count="0"/>
  </office:meta>
</office:document-meta>
</file>